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98120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9cf8e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abbd2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b3f20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c0a52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de0e6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08aec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1311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21e10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21e70"/>
    </style:style>
    <style:style style:name="P13" style:family="paragraph" style:parent-style-name="Standard">
      <style:paragraph-properties fo:text-align="start" style:justify-single-word="false"/>
      <style:text-properties officeooo:paragraph-rsid="000c0a52"/>
    </style:style>
    <style:style style:name="P14" style:family="paragraph" style:parent-style-name="Standard">
      <style:paragraph-properties fo:text-align="start" style:justify-single-word="false"/>
      <style:text-properties officeooo:paragraph-rsid="00121e10"/>
    </style:style>
    <style:style style:name="T1" style:family="text">
      <style:text-properties fo:color="#0000ff" style:font-name="Cantarell" fo:font-size="12pt" fo:font-weight="normal" officeooo:rsid="00098120" style:font-weight-asian="normal" style:font-weight-complex="normal"/>
    </style:style>
    <style:style style:name="T2" style:family="text">
      <style:text-properties fo:color="#0000ff" style:font-name="Cantarell" fo:font-size="12pt" fo:font-weight="normal" officeooo:rsid="0009cf8e" style:font-weight-asian="normal" style:font-weight-complex="normal"/>
    </style:style>
    <style:style style:name="T3" style:family="text">
      <style:text-properties fo:color="#0000ff" style:font-name="Cantarell" fo:font-size="12pt" fo:font-weight="normal" officeooo:rsid="000abbd2" style:font-weight-asian="normal" style:font-weight-complex="normal"/>
    </style:style>
    <style:style style:name="T4" style:family="text">
      <style:text-properties fo:color="#0000ff" style:font-name="Cantarell" fo:font-size="12pt" fo:font-weight="normal" officeooo:rsid="000b3f20" style:font-weight-asian="normal" style:font-weight-complex="normal"/>
    </style:style>
    <style:style style:name="T5" style:family="text">
      <style:text-properties fo:color="#0000ff" style:font-name="Cantarell" fo:font-size="12pt" fo:font-weight="normal" officeooo:rsid="000c0a52" style:font-weight-asian="normal" style:font-weight-complex="normal"/>
    </style:style>
    <style:style style:name="T6" style:family="text">
      <style:text-properties fo:color="#0000ff" style:font-name="Cantarell" fo:font-size="12pt" fo:font-weight="normal" officeooo:rsid="000de0e6" style:font-weight-asian="normal" style:font-weight-complex="normal"/>
    </style:style>
    <style:style style:name="T7" style:family="text">
      <style:text-properties fo:color="#0000ff" style:font-name="Cantarell" fo:font-size="12pt" fo:font-weight="normal" officeooo:rsid="00108aec" style:font-weight-asian="normal" style:font-weight-complex="normal"/>
    </style:style>
    <style:style style:name="T8" style:family="text">
      <style:text-properties fo:color="#0000ff" style:font-name="Cantarell" fo:font-size="12pt" fo:font-weight="normal" officeooo:rsid="0011311d" style:font-weight-asian="normal" style:font-weight-complex="normal"/>
    </style:style>
    <style:style style:name="T9" style:family="text">
      <style:text-properties fo:color="#0000ff" style:font-name="Cantarell" fo:font-size="12pt" fo:font-weight="normal" officeooo:rsid="00121e10" style:font-weight-asian="normal" style:font-weight-complex="normal"/>
    </style:style>
    <style:style style:name="T10" style:family="text">
      <style:text-properties fo:color="#0000ff" style:font-name="Cantarell" fo:font-size="12pt" fo:font-weight="normal" officeooo:rsid="00121e70" style:font-weight-asian="normal" style:font-weight-complex="normal"/>
    </style:style>
    <style:style style:name="T11" style:family="text">
      <style:text-properties fo:color="#0000ff" style:font-name="Cantarell" fo:font-size="12pt" fo:font-weight="bold" officeooo:rsid="000abbd2" style:font-weight-asian="bold" style:font-weight-complex="bold"/>
    </style:style>
    <style:style style:name="T12" style:family="text">
      <style:text-properties fo:color="#0000ff" style:font-name="Cantarell" fo:font-size="12pt" fo:font-weight="bold" officeooo:rsid="000c0a52" style:font-weight-asian="bold" style:font-weight-complex="bold"/>
    </style:style>
    <style:style style:name="T13" style:family="text">
      <style:text-properties fo:color="#0000ff" style:font-name="Cantarell" fo:font-size="12pt" fo:font-weight="bold" officeooo:rsid="000de0e6" style:font-weight-asian="bold" style:font-weight-complex="bold"/>
    </style:style>
    <style:style style:name="T14" style:family="text">
      <style:text-properties fo:color="#0000ff" style:font-name="Cantarell" fo:font-size="12pt" fo:font-weight="bold" officeooo:rsid="00108aec" style:font-weight-asian="bold" style:font-weight-complex="bold"/>
    </style:style>
    <style:style style:name="T15" style:family="text">
      <style:text-properties fo:color="#0000ff" style:font-name="Cantarell" fo:font-size="12pt" fo:font-weight="bold" officeooo:rsid="0011311d" style:font-weight-asian="bold" style:font-weight-complex="bold"/>
    </style:style>
    <style:style style:name="T16" style:family="text">
      <style:text-properties fo:color="#0000ff" style:font-name="Cantarell" fo:font-size="12pt" fo:font-weight="bold" officeooo:rsid="00121e10" style:font-weight-asian="bold" style:font-weight-complex="bold"/>
    </style:style>
    <style:style style:name="T17" style:family="text">
      <style:text-properties fo:color="#333333" style:font-name="Cantarell Extra Bold" fo:font-size="12pt"/>
    </style:style>
    <style:style style:name="T18" style:family="text">
      <style:text-properties fo:color="#333333" style:font-name="Cantarell" fo:font-size="12pt" fo:font-weight="normal" officeooo:rsid="00098120" style:font-weight-asian="normal" style:font-weight-complex="normal"/>
    </style:style>
    <style:style style:name="T19" style:family="text">
      <style:text-properties fo:color="#000000" style:font-name="Cantarell" fo:font-size="12pt" fo:font-weight="normal" officeooo:rsid="0009cf8e" style:font-weight-asian="normal" style:font-weight-complex="normal"/>
    </style:style>
    <style:style style:name="T20" style:family="text">
      <style:text-properties fo:color="#000000" style:font-name="Cantarell" fo:font-size="12pt" fo:font-weight="normal" officeooo:rsid="000c0a52" style:font-weight-asian="normal" style:font-weight-complex="normal"/>
    </style:style>
    <style:style style:name="T21" style:family="text">
      <style:text-properties fo:color="#000000" style:font-name="Cantarell" fo:font-size="12pt" fo:font-weight="normal" officeooo:rsid="000de0e6" style:font-weight-asian="normal" style:font-weight-complex="normal"/>
    </style:style>
    <style:style style:name="T22" style:family="text">
      <style:text-properties fo:color="#000000" style:font-name="Cantarell" fo:font-size="12pt" fo:font-weight="normal" officeooo:rsid="00108aec" style:font-weight-asian="normal" style:font-weight-complex="normal"/>
    </style:style>
    <style:style style:name="T23" style:family="text">
      <style:text-properties fo:color="#000000" style:font-name="Cantarell" fo:font-size="12pt" fo:font-weight="normal" officeooo:rsid="0011311d" style:font-weight-asian="normal" style:font-weight-complex="normal"/>
    </style:style>
    <style:style style:name="T24" style:family="text">
      <style:text-properties fo:color="#000000" style:font-name="Cantarell" fo:font-size="12pt" fo:font-weight="normal" officeooo:rsid="00121e10" style:font-weight-asian="normal" style:font-weight-complex="normal"/>
    </style:style>
    <style:style style:name="T25" style:family="text">
      <style:text-properties fo:color="#000000" style:font-name="Cantarell" fo:font-size="12pt" fo:font-weight="normal" officeooo:rsid="00121e70" style:font-weight-asian="normal" style:font-weight-complex="normal"/>
    </style:style>
    <style:style style:name="T26" style:family="text">
      <style:text-properties fo:color="#000000" style:font-name="Cantarell" fo:font-size="12pt" fo:font-weight="bold" officeooo:rsid="00108aec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7">TRANSFORMACIÓ DE DOCUMENTS XML</text:span></text:span></text:p>
      <text:p text:style-name="P2"><text:span text:style-name="Strong_20_Emphasis"><text:span text:style-name="T17"/></text:span></text:p>
      <text:list xml:id="list3026079944" text:style-name="L1">
        <text:list-item>
          <text:p text:style-name="P3"><text:span text:style-name="Strong_20_Emphasis"><text:span text:style-name="T18">XSL:</text:span></text:span></text:p>
          <text:p text:style-name="P3"><text:span text:style-name="Strong_20_Emphasis"><text:span text:style-name="T18"/></text:span></text:p>
          <text:p text:style-name="P3"><text:span text:style-name="Strong_20_Emphasis"><text:span text:style-name="T18">Que signifiquen les sigles XSL?</text:span></text:span></text:p>
          <text:list>
            <text:list-header>
              <text:p text:style-name="P3"><text:span text:style-name="Strong_20_Emphasis"><text:span text:style-name="T1">Significan: Extensible Stylesheet Language y es usado para referirse a una familia de lenguajes usadara para transformar y renderizar documentos XML.</text:span></text:span></text:p>
            </text:list-header>
          </text:list>
          <text:p text:style-name="P3"><text:span text:style-name="Strong_20_Emphasis"><text:span text:style-name="T18"/></text:span></text:p>
          <text:p text:style-name="P3"><text:span text:style-name="Strong_20_Emphasis"><text:span text:style-name="T18">En quines tecnologies està recolzada XSL?</text:span></text:span></text:p>
          <text:list text:continue-numbering="true">
            <text:list-header>
              <text:p text:style-name="P4"><text:span text:style-name="Strong_20_Emphasis"><text:span text:style-name="T2">Se basa en XSLT, XSL-FO, Xpath y Xquery</text:span></text:span></text:p>
              <text:p text:style-name="P5"><text:span text:style-name="Strong_20_Emphasis"><text:span text:style-name="T3">XSLT es un lenguaje para transformar documentos XML.</text:span></text:span></text:p>
              <text:p text:style-name="P5"><text:span text:style-name="Strong_20_Emphasis"><text:span text:style-name="T3">XSL-FO es un lueguaje para el formato de documentos XML, pero a partir de 2013 </text:span></text:span><text:span text:style-name="Strong_20_Emphasis"><text:span text:style-name="T11">W3C</text:span></text:span><text:span text:style-name="Strong_20_Emphasis"><text:span text:style-name="T3"> propuso </text:span></text:span><text:span text:style-name="Strong_20_Emphasis"><text:span text:style-name="T11">CSS3</text:span></text:span><text:span text:style-name="Strong_20_Emphasis"><text:span text:style-name="T3"> como reemplazo.</text:span></text:span></text:p>
              <text:p text:style-name="P5"><text:span text:style-name="Strong_20_Emphasis"><text:span text:style-name="T3">XPath es un lenguaje para navegar por los documentos XML.</text:span></text:span></text:p>
              <text:p text:style-name="P5"><text:span text:style-name="Strong_20_Emphasis"><text:span text:style-name="T3">XQuery es un lenguage para hacer consultas en los documentos XML.</text:span></text:span></text:p>
              <text:p text:style-name="P5"><text:span text:style-name="Strong_20_Emphasis"><text:span text:style-name="T3"/></text:span></text:p>
            </text:list-header>
          </text:list>
        </text:list-item>
        <text:list-item>
          <text:p text:style-name="P4"><text:span text:style-name="Strong_20_Emphasis"><text:span text:style-name="T19">XSLT</text:span></text:span></text:p>
          <text:p text:style-name="P4"><text:span text:style-name="Strong_20_Emphasis"><text:span text:style-name="T19"/></text:span></text:p>
          <text:p text:style-name="P4"><text:span text:style-name="Strong_20_Emphasis"><text:span text:style-name="T19">Per poder transformar un document XML en un altre, com per exemple HTML, s’han de seguir unes regles que s’apliquen als elements del document.</text:span></text:span></text:p>
          <text:p text:style-name="P4"><text:span text:style-name="Strong_20_Emphasis"><text:span text:style-name="T19">El primer que hem de definir correctament, és la declaració XSL. Una declaració correcta del document XSL, com es pot fer?</text:span></text:span></text:p>
          <text:p text:style-name="P6"><text:span text:style-name="Strong_20_Emphasis"><text:span text:style-name="T4">Podemos usar dos declaraciones, &lt;xsl:stylesheet&gt; o &lt;xsl:transform&gt;, las dos son sinónimos y cualquiere se puede usar:</text:span></text:span></text:p>
          <text:p text:style-name="P6"><text:span text:style-name="Strong_20_Emphasis"><text:span text:style-name="T4"/></text:span></text:p>
          <text:p text:style-name="P6"><text:span text:style-name="Strong_20_Emphasis"><text:span text:style-name="T4">&lt;xsl:stylesheet version=”1.0”</text:span></text:span></text:p>
          <text:p text:style-name="P6"><text:span text:style-name="Strong_20_Emphasis"><text:span text:style-name="T4">xmlns:xsl=”</text:span></text:span><text:a xlink:type="simple" xlink:href="http://www.w3.org/1999/XSL/Transform" text:style-name="Internet_20_link" text:visited-style-name="Visited_20_Internet_20_Link"><text:span text:style-name="Strong_20_Emphasis">http://www.w3.org/1999/XSL/Transform</text:span></text:a><text:span text:style-name="Strong_20_Emphasis"><text:span text:style-name="T4">”&gt;</text:span></text:span></text:p>
          <text:p text:style-name="P6"><text:span text:style-name="Strong_20_Emphasis"><text:span text:style-name="T4"/></text:span></text:p>
          <text:p text:style-name="P6"><text:span text:style-name="Strong_20_Emphasis"><text:span text:style-name="T4">&lt;xsl:transform version=”1.0”</text:span></text:span></text:p>
          <text:p text:style-name="P6"><text:span text:style-name="Strong_20_Emphasis"><text:span text:style-name="T4">xmlns:xsl=”</text:span></text:span><text:a xlink:type="simple" xlink:href="http://www.w3.org/1999/XSL/Transform" text:style-name="Internet_20_link" text:visited-style-name="Visited_20_Internet_20_Link"><text:span text:style-name="Strong_20_Emphasis">http://www.w3.org/1999/XSL/Transform</text:span></text:a><text:span text:style-name="Strong_20_Emphasis"><text:span text:style-name="T4">”&gt;</text:span></text:span></text:p>
          <text:p text:style-name="P6"><text:span text:style-name="Strong_20_Emphasis"><text:span text:style-name="T4"/></text:span></text:p>
          <text:p text:style-name="P7"><text:span text:style-name="Strong_20_Emphasis"><text:span text:style-name="T20">El següent pas per poder realitzar la transformació és aplicar les regles anomenades “Templates” corresponents als nodes o element del document XML. Quina és la sintaxis d’una regla?</text:span></text:span></text:p>
          <text:p text:style-name="P7"><text:span text:style-name="Strong_20_Emphasis"><text:span text:style-name="T5">Por ejemplo tenemos el elemento &lt;xsl:template&gt; que es un elemento usado para construir templates (plantillas), y tenemos su atributo </text:span></text:span><text:span text:style-name="Strong_20_Emphasis"><text:span text:style-name="T12">match</text:span></text:span><text:span text:style-name="Strong_20_Emphasis"><text:span text:style-name="T5"> que se usa para asociar una template con un documento XML, también puede ser usado para definir la template para todo el documento XML.</text:span></text:span></text:p>
          <text:p text:style-name="P7"><text:span text:style-name="Strong_20_Emphasis"><text:span text:style-name="T5"/></text:span></text:p>
          <text:p text:style-name="P7"><text:span text:style-name="Strong_20_Emphasis"><text:span text:style-name="T12">&lt;xsl:template match=”/”&gt;</text:span></text:span></text:p>
          <text:p text:style-name="P7"><text:span text:style-name="Strong_20_Emphasis"><text:span text:style-name="T12"/></text:span></text:p>
          <text:p text:style-name="P7"><text:span text:style-name="Strong_20_Emphasis"><text:span text:style-name="T5">El valor del match es una expresión </text:span></text:span><text:span text:style-name="Strong_20_Emphasis"><text:span text:style-name="T12">XPath “/”, </text:span></text:span><text:span text:style-name="Strong_20_Emphasis"><text:span text:style-name="T5">define todo el documento XML.</text:span></text:span></text:p>
        </text:list-item>
      </text:list>
      <text:p text:style-name="P13"><text:span text:style-name="Strong_20_Emphasis"><text:span text:style-name="T5"/></text:span></text:p>
      <text:p text:style-name="P13"><text:span text:style-name="Strong_20_Emphasis"><text:span text:style-name="T5"/></text:span></text:p>
      <text:p text:style-name="P13"><text:span text:style-name="Strong_20_Emphasis"><text:span text:style-name="T5"/></text:span></text:p>
      <text:p text:style-name="P13"><text:span text:style-name="Strong_20_Emphasis"><text:span text:style-name="T5"/></text:span></text:p>
      <text:list xml:id="list213243328750480" text:continue-numbering="true" text:style-name="L1">
        <text:list-header>
          <text:p text:style-name="P7"><text:span text:style-name="Strong_20_Emphasis"><text:span text:style-name="T5"/></text:span></text:p>
          <text:list>
            <text:list-item>
              <text:p text:style-name="P8"><text:soft-page-break/><text:span text:style-name="Strong_20_Emphasis"><text:span text:style-name="T21">For-each (bucles)</text:span></text:span></text:p>
              <text:p text:style-name="P8"><text:span text:style-name="Strong_20_Emphasis"><text:span text:style-name="T21"/></text:span></text:p>
              <text:p text:style-name="P8"><text:span text:style-name="Strong_20_Emphasis"><text:span text:style-name="T6">Este elemento se usa para extraer el valor de todos los elementos especificados XML y agregarlo al flujo de salida de la transformación, por lo tanto no hace falta volver a repetir el formato XLS para cada valor dentro del XML.</text:span></text:span></text:p>
              <text:p text:style-name="P8"><text:span text:style-name="Strong_20_Emphasis"><text:span text:style-name="T6">Tabmbién podemos filtrar la salida del documento XML añadiendo un criterio al atributo </text:span></text:span><text:span text:style-name="Strong_20_Emphasis"><text:span text:style-name="T13">select: &lt;xsl:for-each=”catalog/cd[artist=’Bob Dylan’]”&gt;</text:span></text:span></text:p>
              <text:p text:style-name="P8"><text:span text:style-name="Strong_20_Emphasis"><text:span text:style-name="T6"/></text:span></text:p>
            </text:list-item>
            <text:list-item>
              <text:p text:style-name="P8"><text:span text:style-name="Strong_20_Emphasis"><text:span text:style-name="T21">Sort (ordenació)</text:span></text:span></text:p>
              <text:p text:style-name="P8"><text:span text:style-name="Strong_20_Emphasis"><text:span text:style-name="T21"/></text:span></text:p>
              <text:p text:style-name="P9"><text:span text:style-name="Strong_20_Emphasis"><text:span text:style-name="T7">Este elemento se usa para para ordenar el output, este se añade dentro del </text:span></text:span><text:span text:style-name="Strong_20_Emphasis"><text:span text:style-name="T14">&lt;xsl:for-each&gt;</text:span></text:span></text:p>
              <text:p text:style-name="P9"><text:span text:style-name="Strong_20_Emphasis"><text:span text:style-name="T14"/></text:span></text:p>
              <text:p text:style-name="P9"><text:span text:style-name="Strong_20_Emphasis"><text:span text:style-name="T14">&lt;xsl:sort select=”artist”/&gt;</text:span></text:span></text:p>
              <text:p text:style-name="P9"><text:span text:style-name="Strong_20_Emphasis"><text:span text:style-name="T14"/></text:span></text:p>
            </text:list-item>
            <text:list-item>
              <text:p text:style-name="P9"><text:span text:style-name="Strong_20_Emphasis"><text:span text:style-name="T22">IF (condicional)</text:span></text:span></text:p>
              <text:p text:style-name="P9"><text:span text:style-name="Strong_20_Emphasis"><text:span text:style-name="T7">Es usado para poner un test condicional contro el contenido del documento XML</text:span></text:span></text:p>
              <text:p text:style-name="P9"><text:span text:style-name="Strong_20_Emphasis"><text:span text:style-name="T14"/></text:span></text:p>
              <text:p text:style-name="P9"><text:span text:style-name="Strong_20_Emphasis"><text:span text:style-name="T14">&lt;xsl:if test=”price &amp;gt; 10”&gt;</text:span></text:span></text:p>
              <text:p text:style-name="P9"><text:span text:style-name="Strong_20_Emphasis"><text:span text:style-name="T14"/></text:span></text:p>
            </text:list-item>
            <text:list-item>
              <text:p text:style-name="P9"><text:span text:style-name="Strong_20_Emphasis"><text:span text:style-name="T22">Functions</text:span></text:span></text:p>
              <text:p text:style-name="P9"><text:span text:style-name="Strong_20_Emphasis"><text:span text:style-name="T26"/></text:span></text:p>
              <text:list>
                <text:list-item>
                  <text:p text:style-name="P9"><text:span text:style-name="Strong_20_Emphasis"><text:span text:style-name="T22">count()</text:span></text:span></text:p>
                  <text:p text:style-name="P9"><text:span text:style-name="Strong_20_Emphasis"><text:span text:style-name="T22"/></text:span></text:p>
                  <text:p text:style-name="P9"><text:span text:style-name="Strong_20_Emphasis"><text:span text:style-name="T7">Esta es una “</text:span></text:span><text:span text:style-name="Strong_20_Emphasis"><text:span text:style-name="T14">aggrefate function</text:span></text:span><text:span text:style-name="Strong_20_Emphasis"><text:span text:style-name="T7">” que retorna el conteo de los nodos</text:span></text:span></text:p>
                  <text:p text:style-name="P10"><text:span text:style-name="Strong_20_Emphasis"><text:span text:style-name="T8"/></text:span></text:p>
                  <text:p text:style-name="P10"><text:span text:style-name="Strong_20_Emphasis"><text:span text:style-name="T15">fn:count((item,item,...))</text:span></text:span></text:p>
                  <text:p text:style-name="P9"><text:span text:style-name="Strong_20_Emphasis"><text:span text:style-name="T14"/></text:span></text:p>
                </text:list-item>
                <text:list-item>
                  <text:p text:style-name="P9"><text:span text:style-name="Strong_20_Emphasis"><text:span text:style-name="T22">sum()</text:span></text:span></text:p>
                  <text:p text:style-name="P9"><text:span text:style-name="Strong_20_Emphasis"><text:span text:style-name="T22"/></text:span></text:p>
                  <text:p text:style-name="P10"><text:span text:style-name="Strong_20_Emphasis"><text:span text:style-name="T8">También es una aggregate function y retorna la suma de los varlores numéricos de cada nodo en el conjunto de nodos especificado.</text:span></text:span></text:p>
                  <text:p text:style-name="P10"><text:span text:style-name="Strong_20_Emphasis"><text:span text:style-name="T15"/></text:span></text:p>
                  <text:p text:style-name="P10"><text:span text:style-name="Strong_20_Emphasis"><text:span text:style-name="T15">fn:sum(arg,arg…)</text:span></text:span></text:p>
                  <text:p text:style-name="P10"><text:span text:style-name="Strong_20_Emphasis"><text:span text:style-name="T15"/></text:span></text:p>
                </text:list-item>
                <text:list-item>
                  <text:p text:style-name="P10"><text:span text:style-name="Strong_20_Emphasis"><text:span text:style-name="T23">mitjana</text:span></text:span></text:p>
                  <text:p text:style-name="P10"><text:span text:style-name="Strong_20_Emphasis"><text:span text:style-name="T23"/></text:span></text:p>
                  <text:p text:style-name="P11"><text:span text:style-name="Strong_20_Emphasis"><text:span text:style-name="T9">avg()</text:span></text:span></text:p>
                  <text:p text:style-name="P11"><text:span text:style-name="Strong_20_Emphasis"><text:span text:style-name="T9"/></text:span></text:p>
                </text:list-item>
                <text:list-item>
                  <text:p text:style-name="P11"><text:span text:style-name="Strong_20_Emphasis"><text:span text:style-name="T24">minim i maxim</text:span></text:span></text:p>
                  <text:p text:style-name="P11"><text:span text:style-name="Strong_20_Emphasis"><text:span text:style-name="T24"/></text:span></text:p>
                  <text:p text:style-name="P11"><text:span text:style-name="Strong_20_Emphasis"><text:span text:style-name="T9">min()</text:span></text:span></text:p>
                  <text:p text:style-name="P11"><text:span text:style-name="Strong_20_Emphasis"><text:span text:style-name="T9">max()</text:span></text:span></text:p>
                </text:list-item>
              </text:list>
            </text:list-item>
          </text:list>
        </text:list-header>
      </text:list>
      <text:p text:style-name="P14"><text:span text:style-name="Strong_20_Emphasis"><text:span text:style-name="T9"/></text:span></text:p>
      <text:p text:style-name="P14"><text:span text:style-name="Strong_20_Emphasis"><text:span text:style-name="T9"/></text:span></text:p>
      <text:p text:style-name="P14"><text:span text:style-name="Strong_20_Emphasis"><text:span text:style-name="T9"/></text:span></text:p>
      <text:list xml:id="list213243294818680" text:continue-numbering="true" text:style-name="L1">
        <text:list-item>
          <text:list>
            <text:list-header>
              <text:p text:style-name="P11"><text:span text:style-name="Strong_20_Emphasis"><text:span text:style-name="T9"/></text:span></text:p>
            </text:list-header>
            <text:list-item>
              <text:p text:style-name="P11"><text:soft-page-break/><text:span text:style-name="Strong_20_Emphasis"><text:span text:style-name="T24">Creació d’elements</text:span></text:span></text:p>
              <text:p text:style-name="P11"><text:span text:style-name="Strong_20_Emphasis"><text:span text:style-name="T24"/></text:span></text:p>
              <text:p text:style-name="P11"><text:span text:style-name="Strong_20_Emphasis"><text:span text:style-name="T16">&lt;xsl:element&gt; </text:span></text:span><text:span text:style-name="Strong_20_Emphasis"><text:span text:style-name="T9">este element es usado para crear un nodo elemento en el ouput document.</text:span></text:span></text:p>
              <text:p text:style-name="P11"><text:span text:style-name="Strong_20_Emphasis"><text:span text:style-name="T9"/></text:span></text:p>
            </text:list-item>
          </text:list>
        </text:list-item>
        <text:list-item>
          <text:p text:style-name="P11"><text:span text:style-name="Strong_20_Emphasis"><text:span text:style-name="T24">XPath</text:span></text:span></text:p>
          <text:p text:style-name="P11"><text:span text:style-name="Strong_20_Emphasis"><text:span text:style-name="T24"/></text:span></text:p>
          <text:p text:style-name="P11"><text:span text:style-name="Strong_20_Emphasis"><text:span text:style-name="T9">Usa las expresiones path para selccionar nodos o cojuntos de nodos en un documet XML.</text:span></text:span></text:p>
          <text:p text:style-name="P11"><text:span text:style-name="Strong_20_Emphasis"><text:span text:style-name="T9">Los datos de los documentos XML se distribruyen en forma de árbol, por lo tanto tenemos: parent, children, siblings (nodes que tenen el mateix parent), ancestors y descendants.</text:span></text:span></text:p>
          <text:p text:style-name="P11"><text:span text:style-name="Strong_20_Emphasis"><text:span text:style-name="T9">A parte de los nodos también tenemos </text:span></text:span><text:span text:style-name="Strong_20_Emphasis"><text:span text:style-name="T16">Atomic Values </text:span></text:span><text:span text:style-name="Strong_20_Emphasis"><text:span text:style-name="T9">(valores atomicos), los cuales no tienen ni hijos ni padres.</text:span></text:span></text:p>
          <text:p text:style-name="P11"><text:span text:style-name="Strong_20_Emphasis"><text:span text:style-name="T9"/></text:span></text:p>
          <text:list>
            <text:list-item>
              <text:p text:style-name="P11"><text:span text:style-name="Strong_20_Emphasis"><text:span text:style-name="T24">Sintaxis</text:span></text:span></text:p>
              <text:p text:style-name="P11"><text:span text:style-name="Strong_20_Emphasis"><text:span text:style-name="T24"/></text:span></text:p>
              <text:p text:style-name="P11"><text:span text:style-name="Strong_20_Emphasis"><text:span text:style-name="T10">nodename</text:span></text:span><text:span text:style-name="Strong_20_Emphasis"><text:span text:style-name="T9"> <text:tab/></text:span></text:span><text:span text:style-name="Strong_20_Emphasis"><text:span text:style-name="T10">→ selecciona todos los nodes con el nombre “nodename”</text:span></text:span></text:p>
              <text:p text:style-name="P11"><text:span text:style-name="Strong_20_Emphasis"><text:span text:style-name="T10">/ <text:tab/> <text:s text:c="8"/><text:tab/>→<text:tab/>Selecciona desde el nodo raíz</text:span></text:span></text:p>
              <text:p text:style-name="P11"><text:span text:style-name="Strong_20_Emphasis"><text:span text:style-name="T10">//<text:tab/> <text:s text:c="8"/><text:tab/>→ </text:span></text:span></text:p>
              <text:p text:style-name="P11"><text:span text:style-name="Strong_20_Emphasis"><text:span text:style-name="T10">.<text:tab/><text:tab/>→ Selecciona el nodo actual</text:span></text:span></text:p>
              <text:p text:style-name="P11"><text:span text:style-name="Strong_20_Emphasis"><text:span text:style-name="T10">..<text:tab/><text:tab/>→ Selcciona el padre el nodo actual</text:span></text:span></text:p>
              <text:p text:style-name="P12"><text:span text:style-name="Strong_20_Emphasis"><text:span text:style-name="T10">@<text:tab/><text:tab/>→ Selecciona atributos</text:span></text:span></text:p>
              <text:p text:style-name="P12"><text:span text:style-name="Strong_20_Emphasis"><text:span text:style-name="T10"/></text:span></text:p>
              <text:p text:style-name="P12"><text:span text:style-name="Strong_20_Emphasis"><text:span text:style-name="T10">* <text:tab/><text:tab/>→ Coincide con cualquier nodo elemento</text:span></text:span></text:p>
              <text:p text:style-name="P12"><text:span text:style-name="Strong_20_Emphasis"><text:span text:style-name="T10">@*<text:tab/><text:tab/>→ Coincide con cualquier nodo atributo</text:span></text:span></text:p>
              <text:p text:style-name="P12"><text:span text:style-name="Strong_20_Emphasis"><text:span text:style-name="T10">node()<text:tab/><text:tab/>→ Coincide con cuaquier tip de nodo</text:span></text:span></text:p>
              <text:p text:style-name="P12"><text:span text:style-name="Strong_20_Emphasis"><text:span text:style-name="T10"/></text:span></text:p>
            </text:list-item>
            <text:list-item>
              <text:p text:style-name="P12"><text:span text:style-name="Strong_20_Emphasis"><text:span text:style-name="T25">Operator</text:span></text:span></text:p>
              <text:p text:style-name="P12"><text:span text:style-name="Strong_20_Emphasis"><text:span text:style-name="T25"/></text:span></text:p>
              <text:p text:style-name="P12"><text:span text:style-name="Strong_20_Emphasis"><text:span text:style-name="T10">|<text:tab/><text:tab/>→ Computa dos conjuntos de nodos</text:span></text:span></text:p>
              <text:p text:style-name="P12"><text:span text:style-name="Strong_20_Emphasis"><text:span text:style-name="T10">+<text:tab/><text:tab/>→ suma</text:span></text:span></text:p>
              <text:p text:style-name="P12"><text:span text:style-name="Strong_20_Emphasis"><text:span text:style-name="T10">-<text:tab/><text:tab/>→ resta</text:span></text:span></text:p>
              <text:p text:style-name="P12"><text:span text:style-name="Strong_20_Emphasis"><text:span text:style-name="T10">*<text:tab/><text:tab/>→ multiplicación</text:span></text:span></text:p>
              <text:p text:style-name="P12"><text:span text:style-name="Strong_20_Emphasis"><text:span text:style-name="T10">div<text:tab/><text:tab/>→ division</text:span></text:span></text:p>
              <text:p text:style-name="P12"><text:span text:style-name="Strong_20_Emphasis"><text:span text:style-name="T10">=<text:tab/><text:tab/>→ igual</text:span></text:span></text:p>
              <text:p text:style-name="P12"><text:span text:style-name="Strong_20_Emphasis"><text:span text:style-name="T10">!=<text:tab/><text:tab/>→ no igual</text:span></text:span></text:p>
              <text:p text:style-name="P12"><text:span text:style-name="Strong_20_Emphasis"><text:span text:style-name="T10">&lt;<text:tab/><text:tab/>→ menor que</text:span></text:span></text:p>
              <text:p text:style-name="P12"><text:span text:style-name="Strong_20_Emphasis"><text:span text:style-name="T10">&lt;=<text:tab/><text:tab/>→ menos o igual a</text:span></text:span></text:p>
              <text:p text:style-name="P12"><text:span text:style-name="Strong_20_Emphasis"><text:span text:style-name="T10">&gt;<text:tab/><text:tab/>→ mayor que</text:span></text:span></text:p>
              <text:p text:style-name="P12"><text:span text:style-name="Strong_20_Emphasis"><text:span text:style-name="T10">&gt;=<text:tab/><text:tab/>→ mayor o igual a</text:span></text:span></text:p>
              <text:p text:style-name="P12"><text:span text:style-name="Strong_20_Emphasis"><text:span text:style-name="T10">or<text:tab/><text:tab/>→ o</text:span></text:span></text:p>
              <text:p text:style-name="P12"><text:span text:style-name="Strong_20_Emphasis"><text:span text:style-name="T10">and<text:tab/><text:tab/>→ y</text:span></text:span></text:p>
              <text:p text:style-name="P12"><text:span text:style-name="Strong_20_Emphasis"><text:span text:style-name="T10">mod<text:tab/><text:tab/>→ modulus (division reminder)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2:52:32.450652692</meta:creation-date>
    <dc:date>2020-12-16T21:32:42.774362083</dc:date>
    <meta:editing-duration>PT45M35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74" meta:word-count="604" meta:character-count="3705" meta:non-whitespace-character-count="3145"/>
  </office:meta>
</office:document-meta>
</file>